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5f27" officeooo:paragraph-rsid="000b5f27"/>
    </style:style>
    <style:style style:name="P2" style:family="paragraph" style:parent-style-name="Standard">
      <style:paragraph-properties fo:text-align="center" style:justify-single-word="false"/>
      <style:text-properties officeooo:rsid="000b5f27" officeooo:paragraph-rsid="000b5f27"/>
    </style:style>
    <style:style style:name="P3" style:family="paragraph" style:parent-style-name="Standard">
      <style:text-properties officeooo:paragraph-rsid="000f2aeb"/>
    </style:style>
    <style:style style:name="P4" style:family="paragraph" style:parent-style-name="Standard">
      <style:text-properties officeooo:paragraph-rsid="00132097"/>
    </style:style>
    <style:style style:name="P5" style:family="paragraph" style:parent-style-name="Standard">
      <style:text-properties officeooo:rsid="00148a33" officeooo:paragraph-rsid="00148a33"/>
    </style:style>
    <style:style style:name="P6" style:family="paragraph" style:parent-style-name="Title">
      <style:text-properties fo:font-size="26pt" style:font-size-asian="26pt" style:font-size-complex="26pt"/>
    </style:style>
    <style:style style:name="T1" style:family="text">
      <style:text-properties officeooo:rsid="000b5f2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411c" style:font-weight-asian="bold" style:font-weight-complex="bold"/>
    </style:style>
    <style:style style:name="T4" style:family="text">
      <style:text-properties fo:font-weight="bold" officeooo:rsid="000f2aeb" style:font-weight-asian="bold" style:font-weight-complex="bold"/>
    </style:style>
    <style:style style:name="T5" style:family="text">
      <style:text-properties fo:font-weight="bold" officeooo:rsid="0010f2f9" style:font-weight-asian="bold" style:font-weight-complex="bold"/>
    </style:style>
    <style:style style:name="T6" style:family="text">
      <style:text-properties fo:font-weight="bold" officeooo:rsid="001167f9" style:font-weight-asian="bold" style:font-weight-complex="bold"/>
    </style:style>
    <style:style style:name="T7" style:family="text">
      <style:text-properties fo:font-weight="bold" officeooo:rsid="00132097" style:font-weight-asian="bold" style:font-weight-complex="bold"/>
    </style:style>
    <style:style style:name="T8" style:family="text">
      <style:text-properties officeooo:rsid="000d411c"/>
    </style:style>
    <style:style style:name="T9" style:family="text">
      <style:text-properties officeooo:rsid="000f2aeb"/>
    </style:style>
    <style:style style:name="T10" style:family="text">
      <style:text-properties officeooo:rsid="0010f2f9"/>
    </style:style>
    <style:style style:name="T11" style:family="text">
      <style:text-properties officeooo:rsid="001167f9"/>
    </style:style>
    <style:style style:name="T12" style:family="text">
      <style:text-properties officeooo:rsid="001320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ruth Tables for Answered Modal Logic</text:p>
      <text:p text:style-name="P2">by Sven Nilsen, 2020</text:p>
      <text:p text:style-name="P1"/>
      <text:p text:style-name="P5">The following tables are using Cubical Binary Code.</text:p>
      <text:p text:style-name="P1"/>
      <text:p text:style-name="P1"><text:tab/><text:span text:style-name="T2">and<text:tab/><text:tab/>or<text:tab/><text:tab/></text:span><text:span text:style-name="T3">eqb<text:tab/><text:tab/>xor<text:tab/><text:tab/>imply<text:tab/><text:tab/></text:span><text:span text:style-name="T4">exc</text:span></text:p>
      <text:p text:style-name="P3"><text:span text:style-name="T1"><text:tab/></text:span>0<text:span text:style-name="T1">0 0</text:span>0 =&gt; <text:span text:style-name="T1">0</text:span>0<text:tab/><text:span text:style-name="T1">0</text:span>0 <text:span text:style-name="T1">0</text:span>0 =&gt; <text:span text:style-name="T1">0</text:span>0<text:tab/><text:span text:style-name="T8">0</text:span>0 <text:span text:style-name="T8">0</text:span>0 =&gt; <text:span text:style-name="T8">0</text:span>1<text:tab/><text:span text:style-name="T8">0</text:span>0 <text:span text:style-name="T8">0</text:span>0 =&gt; <text:span text:style-name="T8">0</text:span>0<text:tab/><text:span text:style-name="T8">0</text:span>0 <text:span text:style-name="T8">0</text:span>0 =&gt; <text:span text:style-name="T8">0</text:span>1<text:tab/><text:span text:style-name="T9">0</text:span>0 <text:span text:style-name="T9">0</text:span>0 =&gt; <text:span text:style-name="T9">0</text:span>0</text:p>
      <text:p text:style-name="P3"><text:tab/><text:span text:style-name="T1">0</text:span>0 <text:span text:style-name="T1">0</text:span>1 =&gt; <text:span text:style-name="T1">0</text:span>0<text:tab/><text:span text:style-name="T1">0</text:span>0 <text:span text:style-name="T1">0</text:span>1 =&gt; <text:span text:style-name="T1">0</text:span>1<text:tab/><text:span text:style-name="T8">0</text:span>0 <text:span text:style-name="T8">0</text:span>1 =&gt; <text:span text:style-name="T8">0</text:span>0<text:tab/><text:span text:style-name="T8">0</text:span>0 <text:span text:style-name="T8">0</text:span>1 =&gt; <text:span text:style-name="T8">0</text:span>1<text:tab/><text:span text:style-name="T8">0</text:span>0 <text:span text:style-name="T8">0</text:span>1 =&gt; <text:span text:style-name="T8">0</text:span>1<text:tab/><text:span text:style-name="T9">0</text:span>0 <text:span text:style-name="T9">0</text:span>1 =&gt; <text:span text:style-name="T9">0</text:span>0</text:p>
      <text:p text:style-name="P3"><text:tab/><text:span text:style-name="T1">0</text:span>0 10 =&gt; <text:span text:style-name="T1">0</text:span>0<text:tab/><text:span text:style-name="T1">0</text:span>0 10 =&gt; 10<text:tab/><text:span text:style-name="T8">0</text:span>0 10 =&gt; 11<text:tab/><text:span text:style-name="T8">0</text:span>0 10 =&gt; 10<text:tab/><text:span text:style-name="T8">0</text:span>0 10 =&gt; <text:span text:style-name="T8">0</text:span>1<text:tab/><text:span text:style-name="T9">0</text:span>0 10 =&gt; <text:span text:style-name="T9">0</text:span>0</text:p>
      <text:p text:style-name="P3"><text:tab/><text:span text:style-name="T1">0</text:span>0 11 =&gt; <text:span text:style-name="T1">0</text:span>0<text:tab/><text:span text:style-name="T1">0</text:span>0 11 =&gt; 11<text:tab/><text:span text:style-name="T8">0</text:span>0 11 =&gt; 10<text:tab/><text:span text:style-name="T8">0</text:span>0 11 =&gt; 11<text:tab/><text:span text:style-name="T8">0</text:span>0 11 =&gt; <text:span text:style-name="T8">0</text:span>1<text:tab/><text:span text:style-name="T9">0</text:span>0 11 =&gt; <text:span text:style-name="T9">0</text:span>0</text:p>
      <text:p text:style-name="P3"><text:tab/><text:span text:style-name="T1">0</text:span>1 <text:span text:style-name="T1">0</text:span>0 =&gt; <text:span text:style-name="T1">0</text:span>0<text:tab/><text:span text:style-name="T1">0</text:span>1 <text:span text:style-name="T1">0</text:span>0 =&gt; <text:span text:style-name="T1">0</text:span>1<text:tab/><text:span text:style-name="T8">0</text:span>1 <text:span text:style-name="T8">0</text:span>0 =&gt; <text:span text:style-name="T8">0</text:span>0<text:tab/><text:span text:style-name="T8">0</text:span>1 <text:span text:style-name="T8">0</text:span>0 =&gt; <text:span text:style-name="T8">0</text:span>1<text:tab/><text:span text:style-name="T8">0</text:span>1 <text:span text:style-name="T8">0</text:span>0 =&gt; <text:span text:style-name="T8">0</text:span>0<text:tab/><text:span text:style-name="T9">0</text:span>1 <text:span text:style-name="T9">0</text:span>0 =&gt; <text:span text:style-name="T9">0</text:span>1</text:p>
      <text:p text:style-name="P3"><text:tab/><text:span text:style-name="T1">0</text:span>1 <text:span text:style-name="T1">0</text:span>1 =&gt; <text:span text:style-name="T1">0</text:span>1<text:tab/><text:span text:style-name="T1">0</text:span>1 <text:span text:style-name="T1">0</text:span>1 =&gt; <text:span text:style-name="T1">0</text:span>1<text:tab/><text:span text:style-name="T8">0</text:span>1 <text:span text:style-name="T8">0</text:span>1 =&gt; <text:span text:style-name="T8">0</text:span>1<text:tab/><text:span text:style-name="T8">0</text:span>1 <text:span text:style-name="T8">0</text:span>1 =&gt; <text:span text:style-name="T8">0</text:span>0<text:tab/><text:span text:style-name="T8">0</text:span>1 <text:span text:style-name="T8">0</text:span>1 =&gt; <text:span text:style-name="T8">0</text:span>1<text:tab/><text:span text:style-name="T9">0</text:span>1 <text:span text:style-name="T9">0</text:span>1 =&gt; <text:span text:style-name="T9">0</text:span>0</text:p>
      <text:p text:style-name="P3"><text:tab/><text:span text:style-name="T1">0</text:span>1 10 =&gt; 10<text:tab/><text:span text:style-name="T1">0</text:span>1 10 =&gt; <text:span text:style-name="T1">0</text:span>1<text:tab/><text:span text:style-name="T8">0</text:span>1 10 =&gt; 10<text:tab/><text:span text:style-name="T8">0</text:span>1 10 =&gt; 11<text:tab/><text:span text:style-name="T8">0</text:span>1 10 =&gt; 10<text:tab/><text:span text:style-name="T9">0</text:span>1 10 =&gt; 11</text:p>
      <text:p text:style-name="P3"><text:tab/><text:span text:style-name="T1">0</text:span>1 11 =&gt; 11<text:tab/><text:span text:style-name="T1">0</text:span>1 11 =&gt; <text:span text:style-name="T1">0</text:span>1<text:tab/><text:span text:style-name="T8">0</text:span>1 11 =&gt; 11<text:tab/><text:span text:style-name="T8">0</text:span>1 11 =&gt; 10<text:tab/><text:span text:style-name="T8">0</text:span>1 11 =&gt; 11<text:tab/><text:span text:style-name="T9">0</text:span>1 11 =&gt; 10</text:p>
      <text:p text:style-name="P3"><text:tab/>10 <text:span text:style-name="T1">0</text:span>0 =&gt; <text:span text:style-name="T1">0</text:span>0<text:tab/>10 <text:span text:style-name="T1">0</text:span>0 =&gt; 10<text:tab/>10 <text:span text:style-name="T8">0</text:span>0 =&gt; 11<text:tab/>10 <text:span text:style-name="T8">0</text:span>0 =&gt; 10<text:tab/>10 <text:span text:style-name="T8">0</text:span>0 =&gt; 11<text:tab/>10 <text:span text:style-name="T9">0</text:span>0 =&gt; 10</text:p>
      <text:p text:style-name="P3"><text:tab/>10 <text:span text:style-name="T1">0</text:span>1 =&gt; 10<text:tab/>10 <text:span text:style-name="T1">0</text:span>1 =&gt; <text:span text:style-name="T1">0</text:span>1<text:tab/>10 <text:span text:style-name="T8">0</text:span>1 =&gt; 10<text:tab/>10 <text:span text:style-name="T8">0</text:span>1 =&gt; 11<text:tab/>10 <text:span text:style-name="T8">0</text:span>1 =&gt; <text:span text:style-name="T8">0</text:span>1<text:tab/>10 <text:span text:style-name="T9">0</text:span>1 =&gt; <text:span text:style-name="T9">0</text:span>0</text:p>
      <text:p text:style-name="P3"><text:tab/>10 10 =&gt; 10<text:tab/>10 10 =&gt; 10<text:tab/>10 10 =&gt; 11<text:tab/>10 10 =&gt; 10<text:tab/>10 10 =&gt; 11<text:tab/>10 10 =&gt; 10</text:p>
      <text:p text:style-name="P3"><text:tab/>10 11 =&gt; 10<text:tab/>10 11 =&gt; 11<text:tab/>10 11 =&gt; 10<text:tab/>10 11 =&gt; 11<text:tab/>10 11 =&gt; 11<text:tab/>10 11 =&gt; 10</text:p>
      <text:p text:style-name="P3"><text:tab/>11 <text:span text:style-name="T1">0</text:span>0 =&gt; <text:span text:style-name="T1">0</text:span>0<text:tab/>11 <text:span text:style-name="T1">0</text:span>0 =&gt; 11<text:tab/>11 <text:span text:style-name="T8">0</text:span>0 =&gt; 10<text:tab/>11 <text:span text:style-name="T8">0</text:span>0 =&gt; 11<text:tab/>11 <text:span text:style-name="T8">0</text:span>0 =&gt; 10<text:tab/>11 <text:span text:style-name="T9">0</text:span>0 =&gt; 11</text:p>
      <text:p text:style-name="P3"><text:tab/>11 <text:span text:style-name="T1">0</text:span>1 =&gt; 11<text:tab/>11 <text:span text:style-name="T1">0</text:span>1 =&gt; <text:span text:style-name="T1">0</text:span>1<text:tab/>11 <text:span text:style-name="T8">0</text:span>1 =&gt; 11<text:tab/>11 <text:span text:style-name="T8">0</text:span>1 =&gt; 10<text:tab/>11 <text:span text:style-name="T8">0</text:span>1 =&gt; <text:span text:style-name="T8">0</text:span>1<text:tab/>11 <text:span text:style-name="T9">0</text:span>1 =&gt; <text:span text:style-name="T9">0</text:span>0</text:p>
      <text:p text:style-name="P3"><text:tab/>11 10 =&gt; 10<text:tab/>11 10 =&gt; 11<text:tab/>11 10 =&gt; 10<text:tab/>11 10 =&gt; 11<text:tab/>11 10 =&gt; 10<text:tab/>11 10 =&gt; 11</text:p>
      <text:p text:style-name="P3"><text:tab/>11 11 =&gt; 11<text:tab/>11 11 =&gt; 11<text:tab/>11 11 =&gt; 11<text:tab/>11 11 =&gt; 10<text:tab/>11 11 =&gt; 11<text:tab/>11 11 =&gt; 10</text:p>
      <text:p text:style-name="Standard"/>
      <text:p text:style-name="P4"><text:tab/><text:span text:style-name="T6">and</text:span><text:span text:style-name="T4">[¬]<text:tab/><text:tab/></text:span><text:span text:style-name="T6">or</text:span><text:span text:style-name="T4">[¬]<text:tab/><text:tab/></text:span><text:span text:style-name="T6">eqb</text:span><text:span text:style-name="T4">[¬]</text:span><text:span text:style-name="T5"><text:tab/><text:tab/></text:span><text:span text:style-name="T6">eqb</text:span><text:span text:style-name="T4">[¬]</text:span><text:span text:style-name="T5"><text:tab/><text:tab/></text:span><text:span text:style-name="T6">imply</text:span><text:span text:style-name="T4">[¬]<text:tab/></text:span><text:span text:style-name="T7">exc</text:span><text:span text:style-name="T4">[¬]</text:span></text:p>
      <text:p text:style-name="P4"><text:tab/><text:span text:style-name="T10">0</text:span>0 <text:span text:style-name="T10">0</text:span>0 =&gt; <text:span text:style-name="T10">0</text:span>0<text:tab/><text:span text:style-name="T10">0</text:span>0 <text:span text:style-name="T10">0</text:span>0 =&gt; <text:span text:style-name="T10">0</text:span>0<text:tab/><text:span text:style-name="T11">0</text:span>0 <text:span text:style-name="T11">0</text:span>0 =&gt; <text:span text:style-name="T11">0</text:span>1<text:tab/><text:span text:style-name="T11">0</text:span>0 <text:span text:style-name="T11">0</text:span>0 =&gt; <text:span text:style-name="T11">0</text:span>0<text:tab/><text:span text:style-name="T11">0</text:span>0 <text:span text:style-name="T11">0</text:span>0 =&gt; <text:span text:style-name="T11">0</text:span>1<text:tab/><text:span text:style-name="T12">0</text:span>0 <text:span text:style-name="T12">0</text:span>0 =&gt; <text:span text:style-name="T12">0</text:span>0</text:p>
      <text:p text:style-name="P4"><text:tab/><text:span text:style-name="T10">0</text:span>0 <text:span text:style-name="T10">0</text:span>1 =&gt; <text:span text:style-name="T10">0</text:span>0<text:tab/><text:span text:style-name="T10">0</text:span>0 <text:span text:style-name="T10">0</text:span>1 =&gt; <text:span text:style-name="T10">0</text:span>1<text:tab/><text:span text:style-name="T11">0</text:span>0 <text:span text:style-name="T11">0</text:span>1 =&gt; <text:span text:style-name="T11">0</text:span>0<text:tab/><text:span text:style-name="T11">0</text:span>0 <text:span text:style-name="T11">0</text:span>1 =&gt; <text:span text:style-name="T11">0</text:span>1<text:tab/><text:span text:style-name="T11">0</text:span>0 <text:span text:style-name="T11">0</text:span>1 =&gt; <text:span text:style-name="T11">0</text:span>1<text:tab/><text:span text:style-name="T12">0</text:span>0 <text:span text:style-name="T12">0</text:span>1 =&gt; <text:span text:style-name="T12">0</text:span>0</text:p>
      <text:p text:style-name="P4"><text:tab/><text:span text:style-name="T10">0</text:span>0 10 =&gt; 10<text:tab/><text:span text:style-name="T10">0</text:span>0 10 =&gt; <text:span text:style-name="T10">0</text:span>0<text:tab/><text:span text:style-name="T11">0</text:span>0 10 =&gt; <text:span text:style-name="T11">0</text:span>1<text:tab/><text:span text:style-name="T11">0</text:span>0 10 =&gt; <text:span text:style-name="T11">0</text:span>0<text:tab/><text:span text:style-name="T11">0</text:span>0 10 =&gt; <text:span text:style-name="T11">0</text:span>1<text:tab/><text:span text:style-name="T12">0</text:span>0 10 =&gt; <text:span text:style-name="T12">0</text:span>0</text:p>
      <text:p text:style-name="P4"><text:tab/><text:span text:style-name="T10">0</text:span>0 11 =&gt; <text:span text:style-name="T10">0</text:span>0<text:tab/><text:span text:style-name="T10">0</text:span>0 11 =&gt; 11<text:tab/><text:span text:style-name="T11">0</text:span>0 11 =&gt; <text:span text:style-name="T11">0</text:span>0<text:tab/><text:span text:style-name="T11">0</text:span>0 11 =&gt; <text:span text:style-name="T11">0</text:span>1<text:tab/><text:span text:style-name="T11">0</text:span>0 11 =&gt; 11<text:tab/><text:span text:style-name="T12">0</text:span>0 11 =&gt; 10</text:p>
      <text:p text:style-name="P4"><text:tab/><text:span text:style-name="T10">0</text:span>1 <text:span text:style-name="T10">0</text:span>0 =&gt; <text:span text:style-name="T10">0</text:span>0<text:tab/><text:span text:style-name="T10">0</text:span>1 <text:span text:style-name="T10">0</text:span>0 =&gt; <text:span text:style-name="T10">0</text:span>1<text:tab/><text:span text:style-name="T11">0</text:span>1 <text:span text:style-name="T11">0</text:span>0 =&gt; <text:span text:style-name="T11">0</text:span>0<text:tab/><text:span text:style-name="T11">0</text:span>1 <text:span text:style-name="T11">0</text:span>0 =&gt; <text:span text:style-name="T11">0</text:span>1<text:tab/><text:span text:style-name="T11">0</text:span>1 <text:span text:style-name="T11">0</text:span>0 =&gt; <text:span text:style-name="T11">0</text:span>0<text:tab/><text:span text:style-name="T12">0</text:span>1 <text:span text:style-name="T12">0</text:span>0 =&gt; <text:span text:style-name="T12">0</text:span>1</text:p>
      <text:p text:style-name="P4"><text:tab/><text:span text:style-name="T10">0</text:span>1 <text:span text:style-name="T10">0</text:span>1 =&gt; <text:span text:style-name="T10">0</text:span>1<text:tab/><text:span text:style-name="T10">0</text:span>1 <text:span text:style-name="T10">0</text:span>1 =&gt; <text:span text:style-name="T10">0</text:span>1<text:tab/><text:span text:style-name="T11">0</text:span>1 <text:span text:style-name="T11">0</text:span>1 =&gt; <text:span text:style-name="T11">0</text:span>1<text:tab/><text:span text:style-name="T11">0</text:span>1 <text:span text:style-name="T11">0</text:span>1 =&gt; <text:span text:style-name="T11">0</text:span>0<text:tab/><text:span text:style-name="T11">0</text:span>1 <text:span text:style-name="T11">0</text:span>1 =&gt; <text:span text:style-name="T11">0</text:span>1<text:tab/><text:span text:style-name="T12">0</text:span>1 <text:span text:style-name="T12">0</text:span>1 =&gt; <text:span text:style-name="T12">0</text:span>0</text:p>
      <text:p text:style-name="P4"><text:tab/><text:span text:style-name="T10">0</text:span>1 10 =&gt; 10<text:tab/><text:span text:style-name="T10">0</text:span>1 10 =&gt; <text:span text:style-name="T10">0</text:span>1<text:tab/><text:span text:style-name="T11">0</text:span>1 10 =&gt; <text:span text:style-name="T11">0</text:span>0<text:tab/><text:span text:style-name="T11">0</text:span>1 10 =&gt; <text:span text:style-name="T11">0</text:span>1<text:tab/><text:span text:style-name="T11">0</text:span>1 10 =&gt; <text:span text:style-name="T11">0</text:span>0<text:tab/><text:span text:style-name="T12">0</text:span>1 10 =&gt; <text:span text:style-name="T12">0</text:span>1</text:p>
      <text:p text:style-name="P4"><text:tab/><text:span text:style-name="T10">0</text:span>1 11 =&gt; <text:span text:style-name="T10">0</text:span>1<text:tab/><text:span text:style-name="T10">0</text:span>1 11 =&gt; 11<text:tab/><text:span text:style-name="T11">0</text:span>1 11 =&gt; <text:span text:style-name="T11">0</text:span>1<text:tab/><text:span text:style-name="T11">0</text:span>1 11 =&gt; <text:span text:style-name="T11">0</text:span>0<text:tab/><text:span text:style-name="T11">0</text:span>1 11 =&gt; 11<text:tab/><text:span text:style-name="T12">0</text:span>1 11 =&gt; 10</text:p>
      <text:p text:style-name="P4"><text:tab/>10 <text:span text:style-name="T10">0</text:span>0 =&gt; 10<text:tab/>10 <text:span text:style-name="T10">0</text:span>0 =&gt; <text:span text:style-name="T10">0</text:span>0<text:tab/>10 <text:span text:style-name="T11">0</text:span>0 =&gt; <text:span text:style-name="T11">0</text:span>1<text:tab/>10 <text:span text:style-name="T11">0</text:span>0 =&gt; <text:span text:style-name="T11">0</text:span>0<text:tab/>10 <text:span text:style-name="T11">0</text:span>0 =&gt; 11<text:tab/>10 <text:span text:style-name="T12">0</text:span>0 =&gt; 10</text:p>
      <text:p text:style-name="P4"><text:tab/>10 <text:span text:style-name="T10">0</text:span>1 =&gt; 10<text:tab/>10 <text:span text:style-name="T10">0</text:span>1 =&gt; <text:span text:style-name="T10">0</text:span>1<text:tab/>10 <text:span text:style-name="T11">0</text:span>1 =&gt; <text:span text:style-name="T11">0</text:span>0<text:tab/>10 <text:span text:style-name="T11">0</text:span>1 =&gt; <text:span text:style-name="T11">0</text:span>1<text:tab/>10 <text:span text:style-name="T11">0</text:span>1 =&gt; 11<text:tab/>10 <text:span text:style-name="T12">0</text:span>1 =&gt; 10</text:p>
      <text:p text:style-name="P4"><text:tab/>10 10 =&gt; 10<text:tab/>10 10 =&gt; 10<text:tab/>10 10 =&gt; 11<text:tab/>10 10 =&gt; 10<text:tab/>10 10 =&gt; 11<text:tab/>10 10 =&gt; 10</text:p>
      <text:p text:style-name="P4"><text:tab/>10 11 =&gt; 10<text:tab/>10 11 =&gt; 11<text:tab/>10 11 =&gt; 10<text:tab/>10 11 =&gt; 11<text:tab/>10 11 =&gt; 11<text:tab/>10 11 =&gt; 10</text:p>
      <text:p text:style-name="P4"><text:tab/>11 <text:span text:style-name="T10">0</text:span>0 =&gt; <text:span text:style-name="T10">0</text:span>0<text:tab/>11 <text:span text:style-name="T10">0</text:span>0 =&gt; 11<text:tab/>11 <text:span text:style-name="T11">0</text:span>0 =&gt; <text:span text:style-name="T11">0</text:span>0<text:tab/>11 <text:span text:style-name="T11">0</text:span>0 =&gt; <text:span text:style-name="T11">0</text:span>1<text:tab/>11 <text:span text:style-name="T11">0</text:span>0 =&gt; <text:span text:style-name="T11">0</text:span>0<text:tab/>11 <text:span text:style-name="T12">0</text:span>0 =&gt; <text:span text:style-name="T12">0</text:span>1</text:p>
      <text:p text:style-name="P4"><text:tab/>11 <text:span text:style-name="T10">0</text:span>1 =&gt; <text:span text:style-name="T10">0</text:span>1<text:tab/>11 <text:span text:style-name="T10">0</text:span>1 =&gt; 11<text:tab/>11 <text:span text:style-name="T11">0</text:span>1 =&gt; <text:span text:style-name="T11">0</text:span>1<text:tab/>11 <text:span text:style-name="T11">0</text:span>1 =&gt; <text:span text:style-name="T11">0</text:span>0<text:tab/>11 <text:span text:style-name="T11">0</text:span>1 =&gt; <text:span text:style-name="T11">0</text:span>1<text:tab/>11 <text:span text:style-name="T12">0</text:span>1 =&gt; <text:span text:style-name="T12">0</text:span>0</text:p>
      <text:p text:style-name="P4"><text:tab/>11 10 =&gt; 10<text:tab/>11 10 =&gt; 11<text:tab/>11 10 =&gt; 10<text:tab/>11 10 =&gt; 11<text:tab/>11 10 =&gt; 10<text:tab/>11 10 =&gt; 11</text:p>
      <text:p text:style-name="P4"><text:tab/>11 11 =&gt; 11<text:tab/>11 11 =&gt; 11<text:tab/>11 11 =&gt; 11<text:tab/>11 11 =&gt; 10<text:tab/>11 11 =&gt; 11<text:tab/>11 11 =&gt; 1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17:07:53.094854000</meta:creation-date>
    <dc:date>2020-07-20T18:07:04.202815000</dc:date>
    <meta:editing-duration>PT7M26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37" meta:word-count="798" meta:character-count="2489" meta:non-whitespace-character-count="1685"/>
  </office:meta>
</office:document-meta>
</file>